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dler, Frl. Joh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lehrerin</text:p>
          </table:table-cell>
          <table:table-cell office:value-type="string" calcext:value-type="string">
            <text:p>die englische Sprache hatte sie schon in der Kindheit von ihrer Mutter, einer geborenen Engländerin, erler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dmogrodzka, Frl. Henriette von</text:p>
          </table:table-cell>
          <table:table-cell office:value-type="string" calcext:value-type="string">
            <text:p>Fremde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Übersetzerin</text:p>
          </table:table-cell>
          <table:table-cell office:value-type="string" calcext:value-type="string">
            <text:p>war auch vielfach als Übersetzerin fremder Sprachen thä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merfeld von Scheve, Frau Mar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on im Alter von 11 Jahren hatte sie Unterricht in der italienischen, englischen, französischen und lateinischen Sprache</text:p>
          </table:table-cell>
          <table:table-cell/>
        </table:table-row>
        <table:table-row table:style-name="ro1">
          <table:table-cell office:value-type="string" calcext:value-type="string">
            <text:p>Sommerfeld von Scheve, Frau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on im Alter von 11 Jahren hatte sie Unterricht in der italienischen, englischen, französischen und lateinischen Sprache</text:p>
          </table:table-cell>
          <table:table-cell/>
        </table:table-row>
        <table:table-row table:style-name="ro1">
          <table:table-cell office:value-type="string" calcext:value-type="string">
            <text:p>Sommerfeld von Scheve, Frau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on im Alter von 11 Jahren hatte sie Unterricht in der italienischen, englischen, französischen und lateinischen Sprache</text:p>
          </table:table-cell>
          <table:table-cell/>
        </table:table-row>
        <table:table-row table:style-name="ro1">
          <table:table-cell office:value-type="string" calcext:value-type="string">
            <text:p>Sommerfeld von Scheve, Frau Marie</text:p>
          </table:table-cell>
          <table:table-cell office:value-type="string" calcext:value-type="string">
            <text:p>Lateinisch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on im Alter von 11 Jahren hatte sie Unterricht in der italienischen, englischen, französischen und lateinischen Sprache</text:p>
          </table:table-cell>
          <table:table-cell/>
        </table:table-row>
        <table:table-row table:style-name="ro1">
          <table:table-cell office:value-type="string" calcext:value-type="string">
            <text:p>Sommerfeld von Scheve, Frau Marie</text:p>
          </table:table-cell>
          <table:table-cell office:value-type="string" calcext:value-type="string">
            <text:p>Griechisch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später auch in griechisc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nn, Frl. Marth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macht Übersetzungen aus dem Englischen, Französischen und Italienis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nn, Frl. Marth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macht Übersetzungen aus dem Englischen, Französischen und Italienis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nn, Frl. Marth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macht Übersetzungen aus dem Englischen, Französischen und Italienis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nn-Weber, Thekl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Zeitschriften</text:p>
          </table:table-cell>
          <table:table-cell office:value-type="string" calcext:value-type="string">
            <text:p>macht Übersetzungen aus dem Englischen und Französischen für deutsche und amerikanische Zeitschriften</text:p>
          </table:table-cell>
          <table:table-cell/>
        </table:table-row>
        <table:table-row table:style-name="ro1">
          <table:table-cell office:value-type="string" calcext:value-type="string">
            <text:p>Spann-Weber, Thek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Zeitschriften</text:p>
          </table:table-cell>
          <table:table-cell office:value-type="string" calcext:value-type="string">
            <text:p>macht Übersetzungen aus dem Englischen und Französischen für deutsche und amerikanische Zeitschriften</text:p>
          </table:table-cell>
          <table:table-cell/>
        </table:table-row>
        <table:table-row table:style-name="ro1">
          <table:table-cell office:value-type="string" calcext:value-type="string">
            <text:p>Spangenberg, Paul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. aus dem Engl. d. Kings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yer, R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übersetzt aus dem Englischen, Französischen und Spanis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yer, R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übersetzt aus dem Englischen, Französischen und Spanis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yer, R.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übersetzt aus dem Englischen, Französischen und Spanis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tau, Emilie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Lehrbuch</text:p>
          </table:table-cell>
          <table:table-cell office:value-type="string" calcext:value-type="string">
            <text:p>verfassen</text:p>
          </table:table-cell>
          <table:table-cell office:value-type="string" calcext:value-type="string">
            <text:p>Lehrbuch der schwedischen Sprache nebst e. Anh. spez. f. Kaufle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, Frl.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Zu Rad durch das heutige Spanien. Übers. aus dem Englis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-Nordheim, Baronin Elisa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Studien</text:p>
          </table:table-cell>
          <table:table-cell office:value-type="string" calcext:value-type="string">
            <text:p>beherrscht ausser ihrer Muttersprache die englische, französische und italienische Sprache vollständig</text:p>
          </table:table-cell>
          <table:table-cell/>
        </table:table-row>
        <table:table-row table:style-name="ro1">
          <table:table-cell office:value-type="string" calcext:value-type="string">
            <text:p>Stein-Nordheim, Baronin Elisa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Studien</text:p>
          </table:table-cell>
          <table:table-cell office:value-type="string" calcext:value-type="string">
            <text:p>beherrscht ausser ihrer Muttersprache die englische, französische und italienische Sprache vollständig</text:p>
          </table:table-cell>
          <table:table-cell/>
        </table:table-row>
        <table:table-row table:style-name="ro1">
          <table:table-cell office:value-type="string" calcext:value-type="string">
            <text:p>Stein-Nordheim, Baronin Elisa von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Studien</text:p>
          </table:table-cell>
          <table:table-cell office:value-type="string" calcext:value-type="string">
            <text:p>beherrscht ausser ihrer Muttersprache die englische, französische und italienische Sprache vollständig</text:p>
          </table:table-cell>
          <table:table-cell/>
        </table:table-row>
        <table:table-row table:style-name="ro1">
          <table:table-cell office:value-type="string" calcext:value-type="string">
            <text:p>Stein-Nordheim, Baronin Elisa von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iesen Sprachen, wie auch aus dem Russis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n, Frl. 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us dem Engl.</text:p>
          </table:table-cell>
          <table:table-cell office:value-type="string" calcext:value-type="string">
            <text:p>(bei</text:p>
          </table:table-cell>
          <table:table-cell office:value-type="string" calcext:value-type="string">
            <text:p>verschiedenen</text:p>
          </table:table-cell>
          <table:table-cell office:value-type="string" calcext:value-type="string">
            <text:p>Werken)</text:p>
          </table:table-cell>
        </table:table-row>
        <table:table-row table:style-name="ro1">
          <table:table-cell office:value-type="string" calcext:value-type="string">
            <text:p>Steen, Frl. Anna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Nach dem Holl.</text:p>
          </table:table-cell>
          <table:table-cell office:value-type="string" calcext:value-type="string">
            <text:p>(bei</text:p>
          </table:table-cell>
          <table:table-cell office:value-type="string" calcext:value-type="string">
            <text:p>verschiedenen</text:p>
          </table:table-cell>
          <table:table-cell office:value-type="string" calcext:value-type="string">
            <text:p>Werken)</text:p>
          </table:table-cell>
        </table:table-row>
        <table:table-row table:style-name="ro1">
          <table:table-cell office:value-type="string" calcext:value-type="string">
            <text:p>Steinitz, Frl. Franzisk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beschäftigte sich teils in Breslau, teils in Berlin, mit der Erlernung der romanischen Sprachen</text:p>
          </table:table-cell>
          <table:table-cell/>
        </table:table-row>
        <table:table-row table:style-name="ro1">
          <table:table-cell office:value-type="string" calcext:value-type="string">
            <text:p>Steinitz, Frl. Franziska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beschäftigte sich teils in Breslau, teils in Berlin, mit der Erlernung der romanischen Sprachen</text:p>
          </table:table-cell>
          <table:table-cell/>
        </table:table-row>
        <table:table-row table:style-name="ro1">
          <table:table-cell office:value-type="string" calcext:value-type="string">
            <text:p>Steinitz, Frl. Franziska</text:p>
          </table:table-cell>
          <table:table-cell office:value-type="string" calcext:value-type="string">
            <text:p>Provenza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ungen italienischer, spanischer und provençalischer Volkslie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rück, Frau Melan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Kindheitserziehung</text:p>
          </table:table-cell>
          <table:table-cell office:value-type="string" calcext:value-type="string">
            <text:p>Als Kind lernte sie französisch und engli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rück, Frau Melan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Kindheitserziehung</text:p>
          </table:table-cell>
          <table:table-cell office:value-type="string" calcext:value-type="string">
            <text:p>Als Kind lernte sie französisch und englisc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8T13:59:32.703000000</dc:date>
    <meta:editing-duration>PT8M16S</meta:editing-duration>
    <meta:editing-cycles>1</meta:editing-cycles>
    <meta:generator>LibreOffice/7.4.5.1$Windows_X86_64 LibreOffice_project/9c0871452b3918c1019dde9bfac75448afc4b57f</meta:generator>
    <meta:document-statistic meta:table-count="1" meta:cell-count="150" meta:object-count="0"/>
  </office:meta>
</office:document-meta>
</file>